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="solid" draw:fill-color="#cccccc" draw:opacity="30%" draw:textarea-horizontal-align="justify" draw:textarea-vertical-align="middle" draw:auto-grow-height="false" fo:min-height="4.42cm" fo:min-width="7.87cm" fo:padding-top="0.14cm" fo:padding-bottom="0.14cm" fo:padding-left="0.265cm" fo:padding-right="0.265cm" draw:shadow-opacity="30%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155cm" draw:marker-end-width="0.155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cm" svg:stroke-color="#000000" draw:marker-start-width="0.155cm" draw:marker-end-width="0.155cm" draw:textarea-horizontal-align="center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="solid" draw:fill-color="#c0c0c0" draw:opacity="30%" draw:textarea-horizontal-align="justify" draw:textarea-vertical-align="middle" draw:auto-grow-height="false" fo:min-height="0.57cm" fo:min-width="0.32cm" fo:padding-top="0.15cm" fo:padding-bottom="0.15cm" fo:padding-left="0.275cm" fo:padding-right="0.275cm" draw:shadow-opacity="30%" loext:decorative="false"/>
    </style:style>
    <style:style style:name="gr9" style:family="graphic" style:parent-style-name="objectwithoutfill">
      <style:graphic-properties draw:marker-start="Small_20_Arrow" draw:marker-start-width="0.1cm" draw:marker-end="Small_20_Arrow" draw:marker-end-width="0.1cm" draw:fill="none" draw:textarea-vertical-align="middle" loext:decorative="false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2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="solid" draw:fill-color="#cfe7e5" draw:opacity="30%" draw:textarea-horizontal-align="justify" draw:textarea-vertical-align="middle" draw:auto-grow-height="false" fo:min-height="1.75cm" fo:min-width="3.3cm" fo:padding-top="0.14cm" fo:padding-bottom="0.14cm" fo:padding-left="0.265cm" fo:padding-right="0.265cm" draw:shadow-opacity="30%" loext:decorative="false"/>
    </style:style>
    <style:style style:name="gr15" style:family="graphic" style:parent-style-name="standard">
      <style:graphic-properties svg:stroke-width="0.05cm" svg:stroke-color="#000000" draw:marker-start-width="0.28cm" draw:marker-end-width="0.28cm" draw:fill="solid" draw:fill-color="#c0c0c0" draw:opacity="30%" draw:textarea-horizontal-align="justify" draw:textarea-vertical-align="middle" draw:auto-grow-height="false" fo:min-height="0.52cm" fo:min-width="0.27cm" fo:padding-top="0.15cm" fo:padding-bottom="0.15cm" fo:padding-left="0.275cm" fo:padding-right="0.275cm" draw:shadow-opacity="30%" loext:decorative="false"/>
    </style:style>
    <style:style style:name="gr16" style:family="graphic" style:parent-style-name="standard">
      <style:graphic-properties svg:stroke-width="0.05cm" svg:stroke-color="#000000" draw:marker-start-width="0.28cm" draw:marker-end-width="0.28cm" draw:fill="solid" draw:fill-color="#cfe7e5" draw:opacity="30%" draw:textarea-horizontal-align="justify" draw:textarea-vertical-align="middle" draw:auto-grow-height="false" fo:min-height="4.02cm" fo:min-width="7.47cm" fo:padding-top="0.15cm" fo:padding-bottom="0.15cm" fo:padding-left="0.275cm" fo:padding-right="0.275cm" draw:shadow-opacity="30%" loext:decorative="false"/>
    </style:style>
    <style:style style:name="gr17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8" style:family="graphic" style:parent-style-name="standard">
      <style:graphic-properties svg:stroke-width="0.03cm" svg:stroke-color="#000000" draw:marker-start-width="0.25cm" draw:marker-end-width="0.25cm" draw:fill="solid" draw:fill-color="#cccccc" draw:opacity="30%" draw:textarea-horizontal-align="justify" draw:textarea-vertical-align="middle" draw:auto-grow-height="false" fo:min-height="1.52cm" fo:min-width="2.97cm" fo:padding-top="0.14cm" fo:padding-bottom="0.14cm" fo:padding-left="0.265cm" fo:padding-right="0.265cm" draw:shadow-opacity="30%" loext:decorative="false"/>
    </style:style>
    <style:style style:name="P1" style:family="paragraph">
      <loext:graphic-properties draw:fill="solid" draw:fill-color="#cccccc" draw:opacity="30%"/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c0c0c0" draw:opacity="30%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="solid" draw:fill-color="#cfe7e5" draw:opacity="30%"/>
      <style:paragraph-properties fo:text-align="center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="none" draw:fill-color="#ffffff"/>
      <style:text-properties fo:font-weight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4.7cm" svg:x="7.8cm" svg:y="15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cm" svg:height="0.8cm" svg:x="2cm" svg:y="1.8cm">
          <draw:text-box>
            <text:p><text:span text:style-name="T1">OLED Position – Single Parts </text:span></text:p>
          </draw:text-box>
        </draw:frame>
        <draw:polyline draw:style-name="gr3" draw:text-style-name="P3" draw:layer="layout" svg:width="0.14cm" svg:height="5.988cm" svg:x="16.86cm" svg:y="3cm" svg:viewBox="0 0 141 5989" draw:points="141,5989 0,5488 0,4588 141,3888 0,3088 0,2188 141,1689 71,1089 0,689 71,288 140,0">
          <text:p/>
        </draw:polyline>
        <draw:polyline draw:style-name="gr4" draw:text-style-name="P4" draw:layer="layout" svg:width="11.999cm" svg:height="5.999cm" draw:transform="rotate (-3.14159265358979) translate (17cm 9cm)" svg:viewBox="0 0 12000 6000" draw:points="0,6000 12000,6000 12000,0 0,0">
          <text:p/>
        </draw:polyline>
        <draw:line draw:style-name="gr5" draw:text-style-name="P3" draw:layer="layout" svg:x1="2.8cm" svg:y1="3cm" svg:x2="2.8cm" svg:y2="9cm">
          <text:p/>
        </draw:line>
        <draw:frame draw:style-name="gr6" draw:text-style-name="P5" draw:layer="layout" svg:width="0.6cm" svg:height="0.7cm" svg:x="2.101cm" svg:y="5.588cm">
          <draw:text-box>
            <text:p>60</text:p>
          </draw:text-box>
        </draw:frame>
        <draw:line draw:style-name="gr7" draw:text-style-name="P3" draw:layer="layout" svg:x1="4.9cm" svg:y1="3cm" svg:x2="2.7cm" svg:y2="3cm">
          <text:p/>
        </draw:line>
        <draw:line draw:style-name="gr7" draw:text-style-name="P3" draw:layer="layout" svg:x1="4.9cm" svg:y1="9cm" svg:x2="2.7cm" svg:y2="9cm">
          <text:p/>
        </draw:line>
        <draw:custom-shape draw:style-name="gr8" draw:text-style-name="P6" draw:layer="layout" svg:width="1.16cm" svg:height="1.16cm" svg:x="11.72cm" svg:y="5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1.9cm" svg:y1="5.6cm" svg:x2="12.7cm" svg:y2="6.4cm">
          <text:p/>
        </draw:line>
        <draw:g draw:style-name="gr10">
          <draw:circle draw:style-name="gr11" draw:text-style-name="P7" draw:layer="layout" svg:width="0.3cm" svg:height="0.3cm" svg:x="12.937cm" svg:y="6.338cm">
            <text:p/>
          </draw:circle>
          <draw:line draw:style-name="gr12" draw:text-style-name="P3" draw:layer="layout" svg:x1="13.237cm" svg:y1="6.338cm" svg:x2="12.937cm" svg:y2="6.638cm">
            <text:p/>
          </draw:line>
        </draw:g>
        <draw:frame draw:style-name="gr6" draw:text-style-name="P5" draw:layer="layout" svg:width="1.013cm" svg:height="0.7cm" svg:x="13.287cm" svg:y="6.088cm">
          <draw:text-box>
            <text:p>11,6</text:p>
          </draw:text-box>
        </draw:frame>
        <draw:line draw:style-name="gr7" draw:text-style-name="P3" draw:layer="layout" svg:x1="12.3cm" svg:y1="5.6cm" svg:x2="12.3cm" svg:y2="5.2cm">
          <text:p/>
        </draw:line>
        <draw:line draw:style-name="gr13" draw:text-style-name="P3" draw:layer="layout" svg:x1="12.3cm" svg:y1="5.72cm" svg:x2="12.3cm" svg:y2="5.7cm">
          <text:p/>
        </draw:line>
        <draw:line draw:style-name="gr7" draw:text-style-name="P3" draw:layer="layout" svg:x1="12.3cm" svg:y1="6.2cm" svg:x2="12.3cm" svg:y2="5.8cm">
          <text:p/>
        </draw:line>
        <draw:line draw:style-name="gr13" draw:text-style-name="P3" draw:layer="layout" svg:x1="12.3cm" svg:y1="6.32cm" svg:x2="12.3cm" svg:y2="6.3cm">
          <text:p/>
        </draw:line>
        <draw:line draw:style-name="gr7" draw:text-style-name="P3" draw:layer="layout" svg:x1="12.3cm" svg:y1="6.805cm" svg:x2="12.3cm" svg:y2="6.405cm">
          <text:p/>
        </draw:line>
        <draw:line draw:style-name="gr7" draw:text-style-name="P3" draw:layer="layout" svg:x1="12.699cm" svg:y1="6cm" svg:x2="13.099cm" svg:y2="6cm">
          <text:p/>
        </draw:line>
        <draw:line draw:style-name="gr13" draw:text-style-name="P3" draw:layer="layout" svg:x1="12.579cm" svg:y1="6cm" svg:x2="12.599cm" svg:y2="6cm">
          <text:p/>
        </draw:line>
        <draw:line draw:style-name="gr7" draw:text-style-name="P3" draw:layer="layout" svg:x1="12.099cm" svg:y1="6cm" svg:x2="12.499cm" svg:y2="6cm">
          <text:p/>
        </draw:line>
        <draw:line draw:style-name="gr13" draw:text-style-name="P3" draw:layer="layout" svg:x1="11.979cm" svg:y1="6cm" svg:x2="11.999cm" svg:y2="6cm">
          <text:p/>
        </draw:line>
        <draw:line draw:style-name="gr7" draw:text-style-name="P3" draw:layer="layout" svg:x1="11.494cm" svg:y1="6cm" svg:x2="11.894cm" svg:y2="6cm">
          <text:p/>
        </draw:line>
        <draw:custom-shape draw:style-name="gr14" draw:text-style-name="P8" draw:layer="layout" svg:width="3.8cm" svg:height="2cm" svg:x="7cm" svg:y="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cm" svg:y1="9.1cm" svg:x2="5cm" svg:y2="11.1cm">
          <text:p/>
        </draw:line>
        <draw:line draw:style-name="gr5" draw:text-style-name="P3" draw:layer="layout" svg:x1="3.9cm" svg:y1="7cm" svg:x2="3.9cm" svg:y2="9cm">
          <text:p/>
        </draw:line>
        <draw:frame draw:style-name="gr6" draw:text-style-name="P5" draw:layer="layout" svg:width="0.6cm" svg:height="0.7cm" svg:x="3.2cm" svg:y="7.7cm">
          <draw:text-box>
            <text:p>20</text:p>
          </draw:text-box>
        </draw:frame>
        <draw:frame draw:style-name="gr6" draw:text-style-name="P9" draw:layer="layout" svg:width="2cm" svg:height="0.812cm" svg:x="7.9cm" svg:y="5.588cm">
          <draw:text-box>
            <text:p><text:span text:style-name="T2">20 x 38</text:span></text:p>
          </draw:text-box>
        </draw:frame>
        <draw:line draw:style-name="gr5" draw:text-style-name="P3" draw:layer="layout" svg:x1="7cm" svg:y1="10.1cm" svg:x2="5cm" svg:y2="10.1cm">
          <text:p/>
        </draw:line>
        <draw:frame draw:style-name="gr6" draw:text-style-name="P5" draw:layer="layout" svg:width="0.6cm" svg:height="0.7cm" svg:x="5.7cm" svg:y="9.4cm">
          <draw:text-box>
            <text:p>20</text:p>
          </draw:text-box>
        </draw:frame>
        <draw:line draw:style-name="gr5" draw:text-style-name="P3" draw:layer="layout" svg:x1="12.3cm" svg:y1="11cm" svg:x2="5cm" svg:y2="11cm">
          <text:p/>
        </draw:line>
        <draw:line draw:style-name="gr7" draw:text-style-name="P3" draw:layer="layout" svg:x1="7cm" svg:y1="7.1cm" svg:x2="7cm" svg:y2="10.2cm">
          <text:p/>
        </draw:line>
        <draw:line draw:style-name="gr7" draw:text-style-name="P3" draw:layer="layout" svg:x1="12.3cm" svg:y1="9.1cm" svg:x2="12.3cm" svg:y2="11.1cm">
          <text:p/>
        </draw:line>
        <draw:frame draw:style-name="gr6" draw:text-style-name="P5" draw:layer="layout" svg:width="0.6cm" svg:height="0.7cm" svg:x="8.3cm" svg:y="10.3cm">
          <draw:text-box>
            <text:p>73</text:p>
          </draw:text-box>
        </draw:frame>
        <draw:line draw:style-name="gr7" draw:text-style-name="P3" draw:layer="layout" svg:x1="12.3cm" svg:y1="9.2cm" svg:x2="12.3cm" svg:y2="8.8cm">
          <text:p/>
        </draw:line>
        <draw:line draw:style-name="gr13" draw:text-style-name="P3" draw:layer="layout" svg:x1="12.3cm" svg:y1="6.92cm" svg:x2="12.3cm" svg:y2="6.9cm">
          <text:p/>
        </draw:line>
        <draw:line draw:style-name="gr7" draw:text-style-name="P3" draw:layer="layout" svg:x1="12.3cm" svg:y1="7.4cm" svg:x2="12.3cm" svg:y2="7cm">
          <text:p/>
        </draw:line>
        <draw:line draw:style-name="gr13" draw:text-style-name="P3" draw:layer="layout" svg:x1="12.3cm" svg:y1="7.52cm" svg:x2="12.3cm" svg:y2="7.5cm">
          <text:p/>
        </draw:line>
        <draw:line draw:style-name="gr7" draw:text-style-name="P3" draw:layer="layout" svg:x1="12.3cm" svg:y1="8.005cm" svg:x2="12.3cm" svg:y2="7.605cm">
          <text:p/>
        </draw:line>
        <draw:line draw:style-name="gr13" draw:text-style-name="P3" draw:layer="layout" svg:x1="12.3cm" svg:y1="8.125cm" svg:x2="12.3cm" svg:y2="8.105cm">
          <text:p/>
        </draw:line>
        <draw:line draw:style-name="gr7" draw:text-style-name="P3" draw:layer="layout" svg:x1="12.3cm" svg:y1="8.605cm" svg:x2="12.3cm" svg:y2="8.205cm">
          <text:p/>
        </draw:line>
        <draw:line draw:style-name="gr13" draw:text-style-name="P3" draw:layer="layout" svg:x1="12.3cm" svg:y1="8.725cm" svg:x2="12.3cm" svg:y2="8.705cm">
          <text:p/>
        </draw:line>
        <draw:line draw:style-name="gr7" draw:text-style-name="P3" draw:layer="layout" svg:x1="6.9cm" svg:y1="7cm" svg:x2="3.8cm" svg:y2="7cm">
          <text:p/>
        </draw:line>
        <draw:line draw:style-name="gr7" draw:text-style-name="P3" draw:layer="layout" svg:x1="13.2cm" svg:y1="6cm" svg:x2="15.5cm" svg:y2="6cm">
          <text:p/>
        </draw:line>
        <draw:line draw:style-name="gr5" draw:text-style-name="P3" draw:layer="layout" svg:x1="15.4cm" svg:y1="6cm" svg:x2="15.4cm" svg:y2="9cm">
          <text:p/>
        </draw:line>
        <draw:frame draw:style-name="gr6" draw:text-style-name="P5" draw:layer="layout" svg:width="0.6cm" svg:height="0.7cm" svg:x="14.7cm" svg:y="7.1cm">
          <draw:text-box>
            <text:p>30</text:p>
          </draw:text-box>
        </draw:frame>
        <draw:frame draw:style-name="gr2" draw:text-style-name="P2" draw:layer="layout" svg:width="6.5cm" svg:height="0.8cm" svg:x="2cm" svg:y="13.8cm">
          <draw:text-box>
            <text:p><text:span text:style-name="T1">OLED Position – 3D Frame </text:span></text:p>
          </draw:text-box>
        </draw:frame>
        <draw:polyline draw:style-name="gr3" draw:text-style-name="P3" draw:layer="layout" svg:width="0.14cm" svg:height="5.988cm" svg:x="17.86cm" svg:y="15cm" svg:viewBox="0 0 141 5989" draw:points="141,5989 0,5488 0,4588 141,3888 0,3088 0,2188 141,1689 71,1089 0,689 71,288 140,0">
          <text:p/>
        </draw:polyline>
        <draw:polyline draw:style-name="gr4" draw:text-style-name="P4" draw:layer="layout" svg:width="12.999cm" svg:height="5.999cm" draw:transform="rotate (-3.14159265358979) translate (18cm 21cm)" svg:viewBox="0 0 13000 6000" draw:points="0,6000 13000,6000 13000,0 0,0">
          <text:p/>
        </draw:polyline>
        <draw:line draw:style-name="gr5" draw:text-style-name="P3" draw:layer="layout" svg:x1="2.8cm" svg:y1="15cm" svg:x2="2.8cm" svg:y2="21cm">
          <text:p/>
        </draw:line>
        <draw:frame draw:style-name="gr6" draw:text-style-name="P5" draw:layer="layout" svg:width="0.6cm" svg:height="0.7cm" svg:x="2.101cm" svg:y="17.588cm">
          <draw:text-box>
            <text:p>60</text:p>
          </draw:text-box>
        </draw:frame>
        <draw:line draw:style-name="gr7" draw:text-style-name="P3" draw:layer="layout" svg:x1="4.9cm" svg:y1="15cm" svg:x2="2.7cm" svg:y2="15cm">
          <text:p/>
        </draw:line>
        <draw:line draw:style-name="gr7" draw:text-style-name="P3" draw:layer="layout" svg:x1="4.9cm" svg:y1="21cm" svg:x2="2.7cm" svg:y2="21cm">
          <text:p/>
        </draw:line>
        <draw:custom-shape draw:style-name="gr15" draw:text-style-name="P6" draw:layer="layout" svg:width="1.16cm" svg:height="1.16cm" svg:x="14.12cm" svg:y="1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5.1cm" svg:y1="17.6cm" svg:x2="14.3cm" svg:y2="18.4cm">
          <text:p/>
        </draw:line>
        <draw:g draw:style-name="gr10">
          <draw:circle draw:style-name="gr11" draw:text-style-name="P7" draw:layer="layout" svg:width="0.3cm" svg:height="0.3cm" svg:x="14.437cm" svg:y="17.038cm">
            <text:p/>
          </draw:circle>
          <draw:line draw:style-name="gr12" draw:text-style-name="P3" draw:layer="layout" svg:x1="14.737cm" svg:y1="17.038cm" svg:x2="14.437cm" svg:y2="17.338cm">
            <text:p/>
          </draw:line>
        </draw:g>
        <draw:frame draw:style-name="gr6" draw:text-style-name="P5" draw:layer="layout" svg:width="1.013cm" svg:height="0.7cm" svg:x="14.787cm" svg:y="16.788cm">
          <draw:text-box>
            <text:p>11,6</text:p>
          </draw:text-box>
        </draw:frame>
        <draw:line draw:style-name="gr13" draw:text-style-name="P3" draw:layer="layout" svg:x1="15.4cm" svg:y1="17.82cm" svg:x2="15.4cm" svg:y2="17.8cm">
          <text:p/>
        </draw:line>
        <draw:line draw:style-name="gr7" draw:text-style-name="P3" draw:layer="layout" svg:x1="14.7cm" svg:y1="18.2cm" svg:x2="14.7cm" svg:y2="17.8cm">
          <text:p/>
        </draw:line>
        <draw:line draw:style-name="gr13" draw:text-style-name="P3" draw:layer="layout" svg:x1="14.7cm" svg:y1="18.32cm" svg:x2="14.7cm" svg:y2="18.3cm">
          <text:p/>
        </draw:line>
        <draw:line draw:style-name="gr7" draw:text-style-name="P3" draw:layer="layout" svg:x1="14.7cm" svg:y1="18.805cm" svg:x2="14.7cm" svg:y2="18.405cm">
          <text:p/>
        </draw:line>
        <draw:line draw:style-name="gr13" draw:text-style-name="P3" draw:layer="layout" svg:x1="14.979cm" svg:y1="18cm" svg:x2="14.999cm" svg:y2="18cm">
          <text:p/>
        </draw:line>
        <draw:line draw:style-name="gr7" draw:text-style-name="P3" draw:layer="layout" svg:x1="14.499cm" svg:y1="18cm" svg:x2="14.899cm" svg:y2="18cm">
          <text:p/>
        </draw:line>
        <draw:line draw:style-name="gr13" draw:text-style-name="P3" draw:layer="layout" svg:x1="14.379cm" svg:y1="18cm" svg:x2="14.399cm" svg:y2="18cm">
          <text:p/>
        </draw:line>
        <draw:line draw:style-name="gr7" draw:text-style-name="P3" draw:layer="layout" svg:x1="13.894cm" svg:y1="18cm" svg:x2="14.294cm" svg:y2="18cm">
          <text:p/>
        </draw:line>
        <draw:custom-shape draw:style-name="gr16" draw:text-style-name="P8" draw:layer="layout" svg:width="8cm" svg:height="4.3cm" svg:x="8cm" svg:y="1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cm" svg:y1="21.1cm" svg:x2="5cm" svg:y2="23.1cm">
          <text:p/>
        </draw:line>
        <draw:line draw:style-name="gr17" draw:text-style-name="P3" draw:layer="layout" svg:x1="3.9cm" svg:y1="21cm" svg:x2="3.9cm" svg:y2="21.8cm">
          <text:p/>
        </draw:line>
        <draw:frame draw:style-name="gr6" draw:text-style-name="P5" draw:layer="layout" svg:width="0.3cm" svg:height="0.7cm" svg:x="3.5cm" svg:y="20.4cm">
          <draw:text-box>
            <text:p>7</text:p>
          </draw:text-box>
        </draw:frame>
        <draw:frame draw:style-name="gr6" draw:text-style-name="P9" draw:layer="layout" svg:width="2cm" svg:height="0.812cm" svg:x="10.8cm" svg:y="19.388cm">
          <draw:text-box>
            <text:p><text:span text:style-name="T2">80 x 43</text:span></text:p>
          </draw:text-box>
        </draw:frame>
        <draw:line draw:style-name="gr5" draw:text-style-name="P3" draw:layer="layout" svg:x1="8cm" svg:y1="22.1cm" svg:x2="5cm" svg:y2="22.1cm">
          <text:p/>
        </draw:line>
        <draw:frame draw:style-name="gr6" draw:text-style-name="P5" draw:layer="layout" svg:width="0.6cm" svg:height="0.7cm" svg:x="6.2cm" svg:y="21.4cm">
          <draw:text-box>
            <text:p>30</text:p>
          </draw:text-box>
        </draw:frame>
        <draw:line draw:style-name="gr5" draw:text-style-name="P3" draw:layer="layout" svg:x1="16cm" svg:y1="23cm" svg:x2="5cm" svg:y2="23cm">
          <text:p/>
        </draw:line>
        <draw:line draw:style-name="gr7" draw:text-style-name="P3" draw:layer="layout" svg:x1="8cm" svg:y1="20.4cm" svg:x2="8cm" svg:y2="22.2cm">
          <text:p/>
        </draw:line>
        <draw:line draw:style-name="gr7" draw:text-style-name="P3" draw:layer="layout" svg:x1="16cm" svg:y1="20.4cm" svg:x2="16cm" svg:y2="23.1cm">
          <text:p/>
        </draw:line>
        <draw:frame draw:style-name="gr6" draw:text-style-name="P5" draw:layer="layout" svg:width="0.9cm" svg:height="0.7cm" svg:x="10.6cm" svg:y="22.3cm">
          <draw:text-box>
            <text:p>110</text:p>
          </draw:text-box>
        </draw:frame>
        <draw:line draw:style-name="gr13" draw:text-style-name="P3" draw:layer="layout" svg:x1="14.7cm" svg:y1="18.92cm" svg:x2="14.7cm" svg:y2="18.9cm">
          <text:p/>
        </draw:line>
        <draw:line draw:style-name="gr7" draw:text-style-name="P3" draw:layer="layout" svg:x1="7.7cm" svg:y1="20.3cm" svg:x2="3.8cm" svg:y2="20.3cm">
          <text:p/>
        </draw:line>
        <draw:line draw:style-name="gr7" draw:text-style-name="P3" draw:layer="layout" svg:x1="3.9cm" svg:y1="21cm" svg:x2="3.9cm" svg:y2="20.3cm">
          <text:p/>
        </draw:line>
        <draw:line draw:style-name="gr5" draw:text-style-name="P3" draw:layer="layout" svg:x1="3.9cm" svg:y1="16cm" svg:x2="3.9cm" svg:y2="20.3cm">
          <text:p/>
        </draw:line>
        <draw:line draw:style-name="gr7" draw:text-style-name="P3" draw:layer="layout" svg:x1="7.7cm" svg:y1="16cm" svg:x2="3.8cm" svg:y2="16cm">
          <text:p/>
        </draw:line>
        <draw:frame draw:style-name="gr6" draw:text-style-name="P5" draw:layer="layout" svg:width="0.6cm" svg:height="0.7cm" svg:x="3.201cm" svg:y="17.788cm">
          <draw:text-box>
            <text:p>43</text:p>
          </draw:text-box>
        </draw:frame>
        <draw:custom-shape draw:style-name="gr18" draw:text-style-name="P1" draw:layer="layout" svg:width="3.5cm" svg:height="1.8cm" svg:x="9.2cm" svg:y="17.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784cm" svg:y1="18cm" svg:x2="13.804cm" svg:y2="18cm">
          <text:p/>
        </draw:line>
        <draw:line draw:style-name="gr7" draw:text-style-name="P3" draw:layer="layout" svg:x1="13.299cm" svg:y1="18cm" svg:x2="13.699cm" svg:y2="18cm">
          <text:p/>
        </draw:line>
        <draw:line draw:style-name="gr13" draw:text-style-name="P3" draw:layer="layout" svg:x1="13.189cm" svg:y1="18cm" svg:x2="13.209cm" svg:y2="18cm">
          <text:p/>
        </draw:line>
        <draw:line draw:style-name="gr7" draw:text-style-name="P3" draw:layer="layout" svg:x1="12.704cm" svg:y1="18cm" svg:x2="13.104cm" svg:y2="18cm">
          <text:p/>
        </draw:line>
        <draw:line draw:style-name="gr13" draw:text-style-name="P3" draw:layer="layout" svg:x1="12.594cm" svg:y1="18cm" svg:x2="12.614cm" svg:y2="18cm">
          <text:p/>
        </draw:line>
        <draw:line draw:style-name="gr7" draw:text-style-name="P3" draw:layer="layout" svg:x1="12.109cm" svg:y1="18cm" svg:x2="12.509cm" svg:y2="18cm">
          <text:p/>
        </draw:line>
        <draw:line draw:style-name="gr13" draw:text-style-name="P3" draw:layer="layout" svg:x1="11.999cm" svg:y1="18cm" svg:x2="12.019cm" svg:y2="18cm">
          <text:p/>
        </draw:line>
        <draw:line draw:style-name="gr7" draw:text-style-name="P3" draw:layer="layout" svg:x1="11.514cm" svg:y1="18cm" svg:x2="11.914cm" svg:y2="18cm">
          <text:p/>
        </draw:line>
        <draw:line draw:style-name="gr13" draw:text-style-name="P3" draw:layer="layout" svg:x1="11.404cm" svg:y1="18cm" svg:x2="11.424cm" svg:y2="18cm">
          <text:p/>
        </draw:line>
        <draw:line draw:style-name="gr7" draw:text-style-name="P3" draw:layer="layout" svg:x1="10.919cm" svg:y1="18cm" svg:x2="11.319cm" svg:y2="18cm">
          <text:p/>
        </draw:line>
        <draw:line draw:style-name="gr13" draw:text-style-name="P3" draw:layer="layout" svg:x1="10.809cm" svg:y1="18cm" svg:x2="10.829cm" svg:y2="18cm">
          <text:p/>
        </draw:line>
        <draw:line draw:style-name="gr7" draw:text-style-name="P3" draw:layer="layout" svg:x1="10.324cm" svg:y1="18cm" svg:x2="10.724cm" svg:y2="18cm">
          <text:p/>
        </draw:line>
        <draw:line draw:style-name="gr13" draw:text-style-name="P3" draw:layer="layout" svg:x1="10.214cm" svg:y1="18cm" svg:x2="10.234cm" svg:y2="18cm">
          <text:p/>
        </draw:line>
        <draw:line draw:style-name="gr7" draw:text-style-name="P3" draw:layer="layout" svg:x1="9.729cm" svg:y1="18cm" svg:x2="10.129cm" svg:y2="18cm">
          <text:p/>
        </draw:line>
        <draw:line draw:style-name="gr13" draw:text-style-name="P3" draw:layer="layout" svg:x1="9.619cm" svg:y1="18cm" svg:x2="9.639cm" svg:y2="18cm">
          <text:p/>
        </draw:line>
        <draw:line draw:style-name="gr7" draw:text-style-name="P3" draw:layer="layout" svg:x1="9.134cm" svg:y1="18cm" svg:x2="9.534cm" svg:y2="18cm">
          <text:p/>
        </draw:line>
        <draw:line draw:style-name="gr13" draw:text-style-name="P3" draw:layer="layout" svg:x1="9.024cm" svg:y1="18cm" svg:x2="9.044cm" svg:y2="18cm">
          <text:p/>
        </draw:line>
        <draw:line draw:style-name="gr7" draw:text-style-name="P3" draw:layer="layout" svg:x1="8.539cm" svg:y1="18cm" svg:x2="8.939cm" svg:y2="18cm">
          <text:p/>
        </draw:line>
        <draw:line draw:style-name="gr13" draw:text-style-name="P3" draw:layer="layout" svg:x1="8.429cm" svg:y1="18cm" svg:x2="8.449cm" svg:y2="18cm">
          <text:p/>
        </draw:line>
        <draw:line draw:style-name="gr7" draw:text-style-name="P3" draw:layer="layout" svg:x1="7.944cm" svg:y1="18cm" svg:x2="8.344cm" svg:y2="18cm">
          <text:p/>
        </draw:line>
        <draw:line draw:style-name="gr13" draw:text-style-name="P3" draw:layer="layout" svg:x1="7.834cm" svg:y1="18cm" svg:x2="7.854cm" svg:y2="18cm">
          <text:p/>
        </draw:line>
        <draw:line draw:style-name="gr7" draw:text-style-name="P3" draw:layer="layout" svg:x1="7.349cm" svg:y1="18cm" svg:x2="7.749cm" svg:y2="18cm">
          <text:p/>
        </draw:line>
        <draw:frame draw:style-name="gr6" draw:text-style-name="P10" draw:layer="layout" svg:width="1.7cm" svg:height="0.7cm" svg:x="10cm" svg:y="18.2cm">
          <draw:text-box>
            <text:p><text:span text:style-name="T3">35 x 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30T20:06:05.815000000</dc:date>
    <meta:editing-duration>PT9H43M50S</meta:editing-duration>
    <meta:editing-cycles>53</meta:editing-cycles>
    <meta:generator>LibreOffice/24.8.4.2$Windows_X86_64 LibreOffice_project/bb3cfa12c7b1bf994ecc5649a80400d06cd71002</meta:generator>
    <meta:print-date>2024-10-14T19:34:50.80</meta:print-date>
    <meta:printed-by>Karl Hartinger</meta:printed-by>
    <meta:document-statistic meta:object-count="109"/>
  </office:meta>
</office:document-meta>
</file>